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Default"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sql files for both postgres and mysql (mysql workbench needs the database name, pgAdminIII doesn't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0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20:55:41</dc:date>
    <meta:editing-duration>PT09H04M24S</meta:editing-duration>
    <meta:editing-cycles>57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